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OpenSymbol_1.ttf" manifest:media-type="application/x-font-ttf"/>
  <manifest:file-entry manifest:full-path="Fonts/Font_Liberation_Mono_1.ttf" manifest:media-type="application/x-font-ttf"/>
  <manifest:file-entry manifest:full-path="Fonts/Font_Liberation_Serif_1.ttf" manifest:media-type="application/x-font-ttf"/>
  <manifest:file-entry manifest:full-path="Fonts/Font_Liberation_Mono_2.ttf" manifest:media-type="application/x-font-ttf"/>
  <manifest:file-entry manifest:full-path="Fonts/Font_Liberation_Serif_2.ttf" manifest:media-type="application/x-font-ttf"/>
  <manifest:file-entry manifest:full-path="Fonts/Font_Liberation_Mono_3.ttf" manifest:media-type="application/x-font-ttf"/>
  <manifest:file-entry manifest:full-path="Fonts/Font_Liberation_Serif_3.ttf" manifest:media-type="application/x-font-ttf"/>
  <manifest:file-entry manifest:full-path="Fonts/Font_Liberation_Mono_4.ttf" manifest:media-type="application/x-font-ttf"/>
  <manifest:file-entry manifest:full-path="Fonts/Font_Liberation_Serif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10 Regular" style:font-pitch="variable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wiss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text-properties officeooo:rsid="007e2f70" officeooo:paragraph-rsid="00d01bdf"/>
    </style:style>
    <style:style style:name="P3" style:family="paragraph" style:parent-style-name="Footnote">
      <style:text-properties officeooo:paragraph-rsid="00d20879"/>
    </style:style>
    <style:style style:name="P4" style:family="paragraph" style:parent-style-name="Footnote">
      <style:text-properties officeooo:rsid="00d20879" officeooo:paragraph-rsid="00d20879"/>
    </style:style>
    <style:style style:name="P5" style:family="paragraph" style:parent-style-name="Footnote">
      <style:text-properties officeooo:rsid="00da1581" officeooo:paragraph-rsid="00da1581"/>
    </style:style>
    <style:style style:name="P6" style:family="paragraph" style:parent-style-name="Footnote">
      <style:text-properties officeooo:paragraph-rsid="00dd03e1"/>
    </style:style>
    <style:style style:name="P7" style:family="paragraph" style:parent-style-name="Text_20_body">
      <style:paragraph-properties fo:line-height="100%"/>
      <style:text-properties style:font-name="Latin Modern Roman1" fo:language="en" fo:country="US" fo:font-weight="normal" officeooo:rsid="002f9a9f" officeooo:paragraph-rsid="0038c772" style:font-weight-asian="normal" style:font-weight-complex="normal"/>
    </style:style>
    <style:style style:name="P8" style:family="paragraph" style:parent-style-name="Text_20_body">
      <style:paragraph-properties fo:line-height="100%"/>
      <style:text-properties style:font-name="Latin Modern Roman1" fo:language="en" fo:country="US" officeooo:rsid="008e0e25" officeooo:paragraph-rsid="008e0e25"/>
    </style:style>
    <style:style style:name="P9" style:family="paragraph" style:parent-style-name="Text_20_body">
      <style:paragraph-properties fo:line-height="100%"/>
      <style:text-properties style:font-name="Latin Modern Roman1" fo:language="en" fo:country="US" officeooo:rsid="002acf5e" officeooo:paragraph-rsid="00c80570"/>
    </style:style>
    <style:style style:name="P10" style:family="paragraph" style:parent-style-name="Text_20_body">
      <style:text-properties style:font-name="Latin Modern Roman1" officeooo:rsid="003e695a" officeooo:paragraph-rsid="00d20879"/>
    </style:style>
    <style:style style:name="P11" style:family="paragraph" style:parent-style-name="Text_20_body">
      <style:text-properties officeooo:paragraph-rsid="00861d52"/>
    </style:style>
    <style:style style:name="P12" style:family="paragraph" style:parent-style-name="Text_20_body">
      <style:text-properties officeooo:rsid="008782e7" officeooo:paragraph-rsid="0098b4c2"/>
    </style:style>
    <style:style style:name="P13" style:family="paragraph" style:parent-style-name="Text_20_body">
      <style:text-properties officeooo:paragraph-rsid="009d62c0"/>
    </style:style>
    <style:style style:name="P14" style:family="paragraph" style:parent-style-name="Text_20_body">
      <style:text-properties officeooo:paragraph-rsid="008f3aea"/>
    </style:style>
    <style:style style:name="P15" style:family="paragraph" style:parent-style-name="Text_20_body">
      <style:text-properties officeooo:paragraph-rsid="00ca86db"/>
    </style:style>
    <style:style style:name="P16" style:family="paragraph" style:parent-style-name="Text_20_body">
      <style:text-properties officeooo:paragraph-rsid="005e4981"/>
    </style:style>
    <style:style style:name="P17" style:family="paragraph" style:parent-style-name="Text_20_body">
      <style:text-properties officeooo:paragraph-rsid="00d2b267"/>
    </style:style>
    <style:style style:name="P18" style:family="paragraph" style:parent-style-name="Table_20_Contents">
      <style:text-properties style:font-name="Latin Modern Roman1" officeooo:rsid="005e4981" officeooo:paragraph-rsid="005e4981"/>
    </style:style>
    <style:style style:name="P19" style:family="paragraph" style:parent-style-name="Table_20_Contents">
      <style:text-properties style:font-name="Latin Modern Roman1" officeooo:rsid="00d20879" officeooo:paragraph-rsid="00d20879"/>
    </style:style>
    <style:style style:name="P20" style:family="paragraph" style:parent-style-name="Author">
      <style:paragraph-properties fo:margin-top="0cm" fo:margin-bottom="0.7cm" loext:contextual-spacing="true">
        <style:tab-stops/>
      </style:paragraph-properties>
      <style:text-properties officeooo:rsid="007e2f70" officeooo:paragraph-rsid="00d01bdf"/>
    </style:style>
    <style:style style:name="P21" style:family="paragraph" style:parent-style-name="Author">
      <style:paragraph-properties fo:margin-top="0cm" fo:margin-bottom="0.7cm" loext:contextual-spacing="true">
        <style:tab-stops/>
      </style:paragraph-properties>
      <style:text-properties officeooo:rsid="00d01bdf" officeooo:paragraph-rsid="00d01bdf"/>
    </style:style>
    <style:style style:name="P22" style:family="paragraph" style:parent-style-name="Abstract">
      <style:text-properties officeooo:rsid="00d01bdf" officeooo:paragraph-rsid="00d01bdf"/>
    </style:style>
    <style:style style:name="P23" style:family="paragraph" style:parent-style-name="Heading_20_2">
      <style:text-properties officeooo:rsid="00d053d8" officeooo:paragraph-rsid="00d053d8"/>
    </style:style>
    <style:style style:name="P24" style:family="paragraph" style:parent-style-name="Heading_20_2">
      <style:paragraph-properties fo:break-before="page"/>
      <style:text-properties officeooo:rsid="00d053d8" officeooo:paragraph-rsid="00d053d8"/>
    </style:style>
    <style:style style:name="P25" style:family="paragraph" style:parent-style-name="Heading_20_2" style:master-page-name="Standard">
      <style:paragraph-properties style:page-number="auto"/>
      <style:text-properties officeooo:rsid="00dfe38a" officeooo:paragraph-rsid="00dfe38a"/>
    </style:style>
    <style:style style:name="P26" style:family="paragraph" style:parent-style-name="Heading_20_3">
      <style:text-properties officeooo:rsid="00d053d8" officeooo:paragraph-rsid="00d053d8"/>
    </style:style>
    <style:style style:name="P27" style:family="paragraph" style:parent-style-name="Heading_20_9">
      <style:text-properties style:font-name="Latin Modern Roman1" officeooo:rsid="00d20879" officeooo:paragraph-rsid="00d20879"/>
    </style:style>
    <style:style style:name="P28" style:family="paragraph" style:parent-style-name="Text_20_body">
      <style:text-properties style:font-name="Latin Modern Roman" fo:font-size="10.5pt" officeooo:rsid="00dfe38a" officeooo:paragraph-rsid="00dfe38a" style:font-size-asian="10.5pt"/>
    </style:style>
    <style:style style:name="P29" style:family="paragraph" style:parent-style-name="Text_20_body">
      <style:text-properties officeooo:paragraph-rsid="00cce973"/>
    </style:style>
    <style:style style:name="P30" style:family="paragraph" style:parent-style-name="Text_20_body" style:list-style-name="L1">
      <style:paragraph-properties fo:margin-left="0cm" fo:margin-right="0cm" fo:line-height="100%" fo:text-indent="0cm" style:auto-text-indent="false"/>
      <style:text-properties style:font-name="Latin Modern Roman1" fo:language="en" fo:country="US" officeooo:rsid="003c0dd7" officeooo:paragraph-rsid="00a79186"/>
    </style:style>
    <style:style style:name="P31" style:family="paragraph" style:parent-style-name="Text_20_body" style:list-style-name="L2">
      <loext:graphic-properties draw:fill-image-width="0cm" draw:fill-image-height="0cm"/>
      <style:paragraph-properties fo:margin-top="0cm" fo:margin-bottom="0.101cm" loext:contextual-spacing="true" fo:line-height="100%"/>
      <style:text-properties style:font-name="Latin Modern Roman1" fo:language="en" fo:country="US" fo:font-weight="normal" officeooo:rsid="003a171f" officeooo:paragraph-rsid="003a171f" style:font-weight-asian="normal" style:font-weight-complex="normal"/>
    </style:style>
    <style:style style:name="P32" style:family="paragraph" style:parent-style-name="Text_20_body" style:list-style-name="L2">
      <loext:graphic-properties draw:fill-image-width="0cm" draw:fill-image-height="0cm"/>
      <style:paragraph-properties fo:margin-top="0cm" fo:margin-bottom="0.101cm" loext:contextual-spacing="true" fo:line-height="100%"/>
      <style:text-properties style:font-name="Latin Modern Roman1" fo:language="en" fo:country="US" fo:font-weight="normal" officeooo:rsid="003ab186" officeooo:paragraph-rsid="003a171f" style:font-weight-asian="normal" style:font-weight-complex="normal"/>
    </style:style>
    <style:style style:name="P33" style:family="paragraph" style:parent-style-name="Text_20_body" style:list-style-name="L2">
      <loext:graphic-properties draw:fill-image-width="0cm" draw:fill-image-height="0cm"/>
      <style:paragraph-properties fo:margin-top="0cm" fo:margin-bottom="0.101cm" loext:contextual-spacing="true" fo:line-height="100%"/>
      <style:text-properties style:font-name="Latin Modern Roman1" fo:language="en" fo:country="US" fo:font-weight="normal" officeooo:rsid="003ddd63" officeooo:paragraph-rsid="003ddd63" style:font-weight-asian="normal" style:font-weight-complex="normal"/>
    </style:style>
    <style:style style:name="T1" style:family="text">
      <style:text-properties officeooo:rsid="0020a5ce"/>
    </style:style>
    <style:style style:name="T2" style:family="text">
      <style:text-properties officeooo:rsid="0043cc0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atin Modern Roman1"/>
    </style:style>
    <style:style style:name="T5" style:family="text">
      <style:text-properties style:font-name="Latin Modern Roman1" officeooo:rsid="005fba4a"/>
    </style:style>
    <style:style style:name="T6" style:family="text">
      <style:text-properties style:font-name="Latin Modern Roman1" officeooo:rsid="0043cc06"/>
    </style:style>
    <style:style style:name="T7" style:family="text">
      <style:text-properties style:font-name="Latin Modern Roman1" officeooo:rsid="00d01bdf"/>
    </style:style>
    <style:style style:name="T8" style:family="text">
      <style:text-properties style:font-name="Latin Modern Roman1" officeooo:rsid="007137be"/>
    </style:style>
    <style:style style:name="T9" style:family="text">
      <style:text-properties style:font-name="Latin Modern Roman1" officeooo:rsid="00dc1c6b"/>
    </style:style>
    <style:style style:name="T10" style:family="text">
      <style:text-properties style:font-name="OpenSymbol1" officeooo:rsid="00679a02"/>
    </style:style>
    <style:style style:name="T11" style:family="text">
      <style:text-properties officeooo:rsid="007137be"/>
    </style:style>
    <style:style style:name="T12" style:family="text">
      <style:text-properties officeooo:rsid="00d01bdf"/>
    </style:style>
    <style:style style:name="T13" style:family="text">
      <style:text-properties officeooo:rsid="009b44e7"/>
    </style:style>
    <style:style style:name="T14" style:family="text">
      <style:text-properties officeooo:rsid="00d20879"/>
    </style:style>
    <style:style style:name="T15" style:family="text">
      <style:text-properties officeooo:rsid="007e2f70"/>
    </style:style>
    <style:style style:name="T16" style:family="text">
      <style:text-properties officeooo:rsid="00dfe3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span text:style-name="T4">Intro</text:span><text:span text:style-name="T5">duction </text:span><text:span text:style-name="T4">to grammlator</text:span></text:h>
      <text:p text:style-name="P28">aa</text:p>
      <text:p text:style-name="P11"><text:span text:style-name="T16">bb</text:span> </text:p>
      <text:p text:style-name="P29"><text:span text:style-name="T6">. </text:span><text:span text:style-name="T6"><text:note text:id="ftn6" text:note-class="footnote"><text:note-citation>1</text:note-citation><text:note-body><text:p text:style-name="P6"><text:span text:style-name="T15">This work is made available under </text:span>CC0 1.0 Universal (CC0 1.0) Public Domain Dedication<text:span text:style-name="T15">, still original author is Michele Marrali, from Studio Storti Srl if you wanna give me credit I do not mind.</text:span></text:p></text:note-body></text:not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" style:font-adornments="10 Regular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in Modern Roman1" svg:font-family="'Latin Modern Roman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99cm" loext:contextual-spacing="false" fo:line-height="90%" fo:hyphenation-ladder-count="no-limit" fo:text-indent="1cm" style:auto-text-indent="false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tin Modern Roman" fo:font-family="'Latin Modern Roman'" style:font-style-name="10 Regular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line-height="90%" fo:text-align="justify" style:justify-single-word="false" fo:hyphenation-ladder-count="no-limit" style:page-number="auto"/>
      <style:text-properties style:font-name="Latin Modern Roman" fo:font-family="'Latin Modern Roman'" style:font-style-name="10 Regular" style:font-pitch="variable" fo:font-size="10.5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21cm" loext:contextual-spacing="false" fo:text-align="start" style:justify-single-word="false" fo:text-indent="0cm" style:auto-text-indent="false" style:page-number="auto"/>
      <style:text-properties fo:font-size="95%" fo:font-weight="bold" style:font-size-asian="115%" style:font-weight-asian="bold" style:font-size-complex="115%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9cm" fo:margin-right="0.9cm" fo:margin-top="1cm" fo:margin-bottom="0.499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20%" fo:font-weight="normal" fo:background-color="transparent" style:font-size-asian="130%" style:font-weight-asian="bold" style:font-size-complex="130%" style:font-weight-complex="600" fo:hyphenate="false" fo:hyphenation-remain-char-count="2" fo:hyphenation-push-char-count="2" loext:hyphenation-no-caps="false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cm" loext:contextual-spacing="false" fo:text-indent="-0.598cm" style:auto-text-indent="false" style:page-number="auto" style:shadow="none" text:number-lines="false" text:line-number="0">
        <style:tab-stops/>
      </style:paragraph-properties>
      <style:text-properties fo:font-size="8pt" fo:background-color="transparen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.106cm" fo:margin-bottom="0.106cm" loext:contextual-spacing="false" fo:text-indent="0cm" style:auto-text-indent="false" style:page-number="auto"/>
      <style:text-properties fo:font-size="80%" fo:font-style="italic" fo:font-weight="bold" fo:background-color="transparent" style:font-size-asian="85%" style:font-style-asian="italic" style:font-weight-asian="bold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uthor" style:family="paragraph" style:parent-style-name="Standard" style:master-page-name="">
      <loext:graphic-properties draw:fill-image-width="0cm" draw:fill-image-height="0cm"/>
      <style:paragraph-properties fo:margin-left="2.2cm" fo:margin-right="2.2cm" fo:margin-top="0cm" fo:margin-bottom="0.7cm" loext:contextual-spacing="false" fo:text-align="center" style:justify-single-word="false" fo:hyphenation-ladder-count="no-limit" fo:text-indent="0cm" style:auto-text-indent="false" style:page-number="auto" style:shadow="none">
        <style:tab-stops/>
      </style:paragraph-properties>
      <style:text-properties fo:font-size="10.5pt" fo:background-color="transparent" style:font-size-asian="10.5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AbstractTiltle" style:family="paragraph" style:parent-style-name="Heading_20_1" style:default-outline-level="" style:list-style-name="" style:master-page-name="">
      <style:paragraph-properties fo:margin-top="0.6cm" fo:margin-bottom="0.499cm" loext:contextual-spacing="false" style:page-number="auto"/>
      <style:text-properties style:font-name="Latin Modern Roman" fo:font-family="'Latin Modern Roman'" style:font-style-name="10 Regular" style:font-pitch="variable" fo:font-size="90%" fo:font-style="italic"/>
    </style:style>
    <style:style style:name="Abstract" style:family="paragraph" style:parent-style-name="Text_20_body" style:master-page-name="">
      <loext:graphic-properties draw:fill-image-width="0cm" draw:fill-image-height="0cm"/>
      <style:paragraph-properties fo:margin-left="1cm" fo:margin-right="1cm" fo:orphans="2" fo:widows="2" fo:hyphenation-ladder-count="no-limit" fo:text-indent="1cm" style:auto-text-indent="false" style:page-number="auto" style:shadow="none">
        <style:tab-stops/>
      </style:paragraph-properties>
      <style:text-properties fo:font-size="10.5pt" fo:font-style="italic" fo:background-color="transparent" style:font-size-asian="10.5pt" fo:hyphenate="true" fo:hyphenation-remain-char-count="2" fo:hyphenation-push-char-count="2" loext:hyphenation-no-caps="false"/>
    </style:style>
    <style:style style:name="Keyword" style:family="paragraph" style:parent-style-name="Text_20_body" style:master-page-name="">
      <style:paragraph-properties fo:margin-left="1cm" fo:margin-right="1cm" fo:margin-top="0cm" fo:margin-bottom="0.3cm" loext:contextual-spacing="false" fo:text-indent="0cm" style:auto-text-indent="false" style:page-number="auto"/>
      <style:text-properties fo:font-size="10.5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101cm" loext:contextual-spacing="false" fo:text-align="start" style:justify-single-word="false" fo:text-indent="0cm" style:auto-text-indent="false"/>
      <style:text-properties fo:font-size="80%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style:use-window-font-color="true" style:text-underline-style="solid" style:text-underline-width="auto" style:text-underline-color="#999999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5cm" fo:margin-bottom="2.799cm" fo:margin-left="4.001cm" fo:margin-right="4.00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8T13:57:37.171000000</meta:creation-date>
    <meta:editing-duration>P0D</meta:editing-duration>
    <meta:editing-cycles>1</meta:editing-cycles>
    <meta:generator>LibreOffice/6.4.6.2$Windows_X86_64 LibreOffice_project/0ce51a4fd21bff07a5c061082cc82c5ed232f115</meta:generator>
    <dc:title>GrammlatorDocTemplate</dc:title>
    <meta:document-statistic meta:table-count="0" meta:image-count="0" meta:object-count="0" meta:page-count="1" meta:paragraph-count="6" meta:word-count="43" meta:character-count="232" meta:non-whitespace-character-count="195"/>
    <meta:template xlink:type="simple" xlink:actuate="onRequest" xlink:title="GrammlatorDocTemplate" xlink:href="../../../../../AppData/Roaming/LibreOffice/4/user/template/Vorlagen/GrammlatorDocTemplate.ott" meta:date="2020-10-08T13:57:34.247000000"/>
  </office:meta>
</office:document-meta>
</file>